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ef437" officeooo:paragraph-rsid="001ef437"/>
    </style:style>
    <style:style style:name="P2" style:family="paragraph" style:parent-style-name="Standard">
      <style:text-properties officeooo:rsid="001ef437" officeooo:paragraph-rsid="00347efc"/>
    </style:style>
    <style:style style:name="P3" style:family="paragraph" style:parent-style-name="Standard">
      <style:text-properties officeooo:rsid="001ef437" officeooo:paragraph-rsid="00537356"/>
    </style:style>
    <style:style style:name="P4" style:family="paragraph" style:parent-style-name="Standard">
      <style:text-properties officeooo:rsid="001ef437" officeooo:paragraph-rsid="00688660"/>
    </style:style>
    <style:style style:name="T1" style:family="text">
      <style:text-properties officeooo:rsid="001ef437"/>
    </style:style>
    <style:style style:name="T2" style:family="text">
      <style:text-properties officeooo:rsid="0020aab4"/>
    </style:style>
    <style:style style:name="T3" style:family="text">
      <style:text-properties officeooo:rsid="002226ef"/>
    </style:style>
    <style:style style:name="T4" style:family="text">
      <style:text-properties officeooo:rsid="0024cb67"/>
    </style:style>
    <style:style style:name="T5" style:family="text">
      <style:text-properties officeooo:rsid="0027f075"/>
    </style:style>
    <style:style style:name="T6" style:family="text">
      <style:text-properties officeooo:rsid="0028d069"/>
    </style:style>
    <style:style style:name="T7" style:family="text">
      <style:text-properties officeooo:rsid="002b8f0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31ca2d" fo:background-color="#ffff00" loext:char-shading-value="0"/>
    </style:style>
    <style:style style:name="T10" style:family="text">
      <style:text-properties officeooo:rsid="003298ea" fo:background-color="#ffff00" loext:char-shading-value="0"/>
    </style:style>
    <style:style style:name="T11" style:family="text">
      <style:text-properties officeooo:rsid="0036b5d1"/>
    </style:style>
    <style:style style:name="T12" style:family="text">
      <style:text-properties officeooo:rsid="003a0af2"/>
    </style:style>
    <style:style style:name="T13" style:family="text">
      <style:text-properties officeooo:rsid="003b0f62"/>
    </style:style>
    <style:style style:name="T14" style:family="text">
      <style:text-properties officeooo:rsid="003bd75c"/>
    </style:style>
    <style:style style:name="T15" style:family="text">
      <style:text-properties officeooo:rsid="003d1a88"/>
    </style:style>
    <style:style style:name="T16" style:family="text">
      <style:text-properties officeooo:rsid="003f7f18"/>
    </style:style>
    <style:style style:name="T17" style:family="text">
      <style:text-properties officeooo:rsid="003fd3c4"/>
    </style:style>
    <style:style style:name="T18" style:family="text">
      <style:text-properties officeooo:rsid="00410760"/>
    </style:style>
    <style:style style:name="T19" style:family="text">
      <style:text-properties officeooo:rsid="0043f01a"/>
    </style:style>
    <style:style style:name="T20" style:family="text">
      <style:text-properties officeooo:rsid="0045e2d9"/>
    </style:style>
    <style:style style:name="T21" style:family="text">
      <style:text-properties officeooo:rsid="00466f1a"/>
    </style:style>
    <style:style style:name="T22" style:family="text">
      <style:text-properties officeooo:rsid="004b9fb6"/>
    </style:style>
    <style:style style:name="T23" style:family="text">
      <style:text-properties officeooo:rsid="005229eb"/>
    </style:style>
    <style:style style:name="T24" style:family="text">
      <style:text-properties officeooo:rsid="00526181"/>
    </style:style>
    <style:style style:name="T25" style:family="text">
      <style:text-properties officeooo:rsid="00557227"/>
    </style:style>
    <style:style style:name="T26" style:family="text">
      <style:text-properties officeooo:rsid="0056458f"/>
    </style:style>
    <style:style style:name="T27" style:family="text">
      <style:text-properties officeooo:rsid="00575af2"/>
    </style:style>
    <style:style style:name="T28" style:family="text">
      <style:text-properties officeooo:rsid="0057ca22"/>
    </style:style>
    <style:style style:name="T29" style:family="text">
      <style:text-properties officeooo:rsid="005919d2"/>
    </style:style>
    <style:style style:name="T30" style:family="text">
      <style:text-properties officeooo:rsid="005ad05a"/>
    </style:style>
    <style:style style:name="T31" style:family="text">
      <style:text-properties officeooo:rsid="005e40e4"/>
    </style:style>
    <style:style style:name="T32" style:family="text">
      <style:text-properties officeooo:rsid="006118cd"/>
    </style:style>
    <style:style style:name="T33" style:family="text">
      <style:text-properties officeooo:rsid="00624ef0"/>
    </style:style>
    <style:style style:name="T34" style:family="text">
      <style:text-properties officeooo:rsid="0063abf6"/>
    </style:style>
    <style:style style:name="T35" style:family="text">
      <style:text-properties officeooo:rsid="00650aff"/>
    </style:style>
    <style:style style:name="T36" style:family="text">
      <style:text-properties officeooo:rsid="0066ab49"/>
    </style:style>
    <style:style style:name="T37" style:family="text">
      <style:text-properties officeooo:rsid="0068d13a"/>
    </style:style>
    <style:style style:name="T38" style:family="text">
      <style:text-properties officeooo:rsid="00695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thesis <text:span text:style-name="T4">studies</text:span> <text:span text:style-name="T2">the modern</text:span> solutions <text:span text:style-name="T3">for </text:span><text:span text:style-name="T8">multimedia </text:span><text:span text:style-name="T9">home </text:span><text:span text:style-name="T8">networking</text:span><text:span text:style-name="T10">(MHN)</text:span><text:span text:style-name="T5">, especially the popular ones who follow the </text:span>Digital Living Network Alliance standard. By <text:span text:style-name="T7">conducting a research on</text:span> <text:span text:style-name="T6">the features and </text:span>implementations <text:span text:style-name="T6">of these existing solutions, </text:span>our team developed a suitable mobile solution for <text:span text:style-name="T10">MHN</text:span><text:span text:style-name="T8"> </text:span>which takes advantage of AirPlay, DIAL and DLNA on <text:span text:style-name="T11">the </text:span>Android platform.</text:p>
      <text:p text:style-name="P1"></text:p>
      <text:p text:style-name="P1"><text:span text:style-name="T25">Firstly, the thesis </text:span>provides an overview of <text:span text:style-name="T12">the</text:span> popular streaming technologies, <text:span text:style-name="T13">including</text:span> AirPlay,</text:p>
      <text:p text:style-name="P1">DLNA, Miracast and Chromecast. By analyzing the features and capabilities of</text:p>
      <text:p text:style-name="P1">th<text:span text:style-name="T14">e</text:span>se streaming technologies, a universal solution is proposed for <text:span text:style-name="T15">MHN in the hope of </text:span><text:s/>supporting multiple protocols and brid<text:span text:style-name="T16">ging</text:span> different platforms.</text:p>
      <text:p text:style-name="P1"></text:p>
      <text:p text:style-name="P1"><text:span text:style-name="T26">Secondly, d</text:span>ifferent multimedia solutions <text:span text:style-name="T17">are tested and</text:span> a mobile Application</text:p>
      <text:p text:style-name="P1">for home networking on Android <text:span text:style-name="T17">is implemented</text:span>. The <text:span text:style-name="T27">corresponding</text:span> <text:span text:style-name="T28">system </text:span>architecture<text:span text:style-name="T18">s</text:span>, features and <text:span text:style-name="T30">analysis</text:span><text:span text:style-name="T29">s</text:span> methodolog<text:span text:style-name="T18">ies</text:span> are <text:span text:style-name="T30">also </text:span>discussed .</text:p>
      <text:p text:style-name="P1"/>
      <text:p text:style-name="P3"><text:span text:style-name="T22">In terms of practical contribution, a</text:span>n online channel proxy is made in our "Streambels" app<text:span text:style-name="T19">lication to fulfill our target of</text:span> stream<text:span text:style-name="T23">ing</text:span> online channels <text:span text:style-name="T20">such as</text:span> YouTube. <text:span text:style-name="T21">By implementing this online channel proxy, </text:span>home networking and Internet resources <text:span text:style-name="T24">are effectively</text:span> bridge<text:span text:style-name="T21">d together</text:span>. </text:p>
      <text:p text:style-name="P3"/>
      <text:p text:style-name="P4"><text:span text:style-name="T31">Based on this thesis study, an</text:span> Android application for Tuxera Inc <text:span text:style-name="T32">has been </text:span>published. <text:span text:style-name="T33">Over the 6 months after launching this application </text:span><text:span text:style-name="T33">on </text:span>Google Play Store, <text:span text:style-name="T33">we have been able to</text:span> generate a statistic report <text:span text:style-name="T34">on</text:span> how users <text:span text:style-name="T35">utilize</text:span> <text:span text:style-name="T35">this</text:span> <text:span text:style-name="T36">app. By making analysis on the collected statistics, a short summary of the user behavior is presented and some recommendations are given to help improve user experiences.</text:span></text:p>
      <text:p text:style-name="P1"></text:p>
      <text:p text:style-name="P1"><text:span text:style-name="T37">Lastly,</text:span> a discussion on the possible further development <text:span text:style-name="T37">of </text:span>Home network <text:span text:style-name="T38">is conducted to conclude this thesis stud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5:54:27.932881888</meta:creation-date>
    <dc:date>2015-03-13T16:51:50.051811224</dc:date>
    <meta:editing-duration>PT52M14S</meta:editing-duration>
    <meta:editing-cycles>80</meta:editing-cycles>
    <meta:generator>LibreOffice/4.2.6.2$Linux_x86 LibreOffice_project/420m0$Build-2</meta:generator>
    <meta:document-statistic meta:table-count="0" meta:image-count="0" meta:object-count="0" meta:page-count="1" meta:paragraph-count="12" meta:word-count="259" meta:character-count="1749" meta:non-whitespace-character-count="1479"/>
  </office:meta>
</office:document-meta>
</file>